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594c" officeooo:paragraph-rsid="0014594c"/>
    </style:style>
    <style:style style:name="P2" style:family="paragraph" style:parent-style-name="Standard">
      <style:text-properties officeooo:rsid="0014594c" officeooo:paragraph-rsid="0018320b"/>
    </style:style>
    <style:style style:name="P3" style:family="paragraph" style:parent-style-name="Standard">
      <style:text-properties officeooo:rsid="0018320b" officeooo:paragraph-rsid="0018320b"/>
    </style:style>
    <style:style style:name="P4" style:family="paragraph" style:parent-style-name="Standard">
      <style:text-properties officeooo:rsid="0018320b" officeooo:paragraph-rsid="00312d2e"/>
    </style:style>
    <style:style style:name="P5" style:family="paragraph" style:parent-style-name="Standard">
      <style:text-properties officeooo:paragraph-rsid="0018acf2"/>
    </style:style>
    <style:style style:name="P6" style:family="paragraph" style:parent-style-name="Standard">
      <style:text-properties officeooo:paragraph-rsid="0018320b"/>
    </style:style>
    <style:style style:name="P7" style:family="paragraph" style:parent-style-name="Standard">
      <style:text-properties officeooo:rsid="002f6d89" officeooo:paragraph-rsid="002f6d89"/>
    </style:style>
    <style:style style:name="P8" style:family="paragraph" style:parent-style-name="Standard">
      <style:text-properties officeooo:rsid="00153363" officeooo:paragraph-rsid="0014594c"/>
    </style:style>
    <style:style style:name="P9" style:family="paragraph" style:parent-style-name="Standard">
      <style:text-properties officeooo:paragraph-rsid="00312d2e"/>
    </style:style>
    <style:style style:name="P10" style:family="paragraph" style:parent-style-name="Standard">
      <style:text-properties officeooo:rsid="00312d2e" officeooo:paragraph-rsid="00312d2e"/>
    </style:style>
    <style:style style:name="P11" style:family="paragraph" style:parent-style-name="Standard">
      <style:text-properties officeooo:rsid="00320c58" officeooo:paragraph-rsid="00320c58"/>
    </style:style>
    <style:style style:name="P12" style:family="paragraph" style:parent-style-name="Text_20_body">
      <style:text-properties officeooo:paragraph-rsid="002f6d89"/>
    </style:style>
    <style:style style:name="P13" style:family="paragraph" style:parent-style-name="Text_20_body">
      <style:text-properties officeooo:paragraph-rsid="00312d2e"/>
    </style:style>
    <style:style style:name="P14" style:family="paragraph" style:parent-style-name="Standard">
      <style:text-properties officeooo:rsid="00320c58" officeooo:paragraph-rsid="00320c58"/>
    </style:style>
    <style:style style:name="P15" style:family="paragraph" style:parent-style-name="Standard">
      <style:text-properties officeooo:rsid="00320c58" officeooo:paragraph-rsid="00312d2e"/>
    </style:style>
    <style:style style:name="P16" style:family="paragraph" style:parent-style-name="Standard">
      <style:text-properties officeooo:rsid="0032fe9d" officeooo:paragraph-rsid="0032fe9d"/>
    </style:style>
    <style:style style:name="P17" style:family="paragraph" style:parent-style-name="Standard">
      <style:text-properties officeooo:rsid="003496f3" officeooo:paragraph-rsid="003496f3"/>
    </style:style>
    <style:style style:name="P18" style:family="paragraph" style:parent-style-name="Standard">
      <style:text-properties officeooo:paragraph-rsid="003496f3"/>
    </style:style>
    <style:style style:name="P19" style:family="paragraph" style:parent-style-name="Standard">
      <style:text-properties officeooo:rsid="00312d2e" officeooo:paragraph-rsid="00312d2e"/>
    </style:style>
    <style:style style:name="P20" style:family="paragraph" style:parent-style-name="Standard">
      <style:text-properties officeooo:rsid="00312d2e" officeooo:paragraph-rsid="003ce92e"/>
    </style:style>
    <style:style style:name="P21" style:family="paragraph" style:parent-style-name="Standard">
      <style:text-properties officeooo:rsid="003c1b8d" officeooo:paragraph-rsid="003c1b8d"/>
    </style:style>
    <style:style style:name="P22" style:family="paragraph" style:parent-style-name="Standard">
      <style:text-properties officeooo:paragraph-rsid="0034a77e"/>
    </style:style>
    <style:style style:name="P23" style:family="paragraph" style:parent-style-name="Standard">
      <style:text-properties officeooo:rsid="0018320b" officeooo:paragraph-rsid="0018320b"/>
    </style:style>
    <style:style style:name="P24" style:family="paragraph" style:parent-style-name="Standard">
      <style:text-properties officeooo:paragraph-rsid="0018320b"/>
    </style:style>
    <style:style style:name="P25" style:family="paragraph" style:parent-style-name="Text_20_body">
      <style:text-properties officeooo:rsid="002a259e" officeooo:paragraph-rsid="00312d2e"/>
    </style:style>
    <style:style style:name="P26" style:family="paragraph" style:parent-style-name="Text_20_body">
      <style:paragraph-properties fo:margin-top="0cm" fo:margin-bottom="0cm" loext:contextual-spacing="false"/>
    </style:style>
    <style:style style:name="T1" style:family="text">
      <style:text-properties officeooo:rsid="0018acf2"/>
    </style:style>
    <style:style style:name="T2" style:family="text">
      <style:text-properties officeooo:rsid="001bb365"/>
    </style:style>
    <style:style style:name="T3" style:family="text">
      <style:text-properties officeooo:rsid="001dbc7b"/>
    </style:style>
    <style:style style:name="T4" style:family="text">
      <style:text-properties officeooo:rsid="0023f52c"/>
    </style:style>
    <style:style style:name="T5" style:family="text">
      <style:text-properties officeooo:rsid="002768c5"/>
    </style:style>
    <style:style style:name="T6" style:family="text">
      <style:text-properties officeooo:rsid="0029da50"/>
    </style:style>
    <style:style style:name="T7" style:family="text">
      <style:text-properties officeooo:rsid="0018320b"/>
    </style:style>
    <style:style style:name="T8" style:family="text">
      <style:text-properties fo:font-style="italic"/>
    </style:style>
    <style:style style:name="T9" style:family="text">
      <style:text-properties officeooo:rsid="002a259e"/>
    </style:style>
    <style:style style:name="T10" style:family="text">
      <style:text-properties officeooo:rsid="002d7c66"/>
    </style:style>
    <style:style style:name="T11" style:family="text">
      <style:text-properties officeooo:rsid="002f6d89"/>
    </style:style>
    <style:style style:name="T12" style:family="text">
      <style:text-properties fo:font-weight="bold"/>
    </style:style>
    <style:style style:name="T13" style:family="text">
      <style:text-properties officeooo:rsid="00312d2e"/>
    </style:style>
    <style:style style:name="T14" style:family="text">
      <style:text-properties officeooo:rsid="003496f3"/>
    </style:style>
    <style:style style:name="T15" style:family="text">
      <style:text-properties officeooo:rsid="0034a77e"/>
    </style:style>
    <style:style style:name="T16" style:family="text">
      <style:text-properties officeooo:rsid="003573d3"/>
    </style:style>
    <style:style style:name="T17" style:family="text">
      <style:text-properties officeooo:rsid="003c1b8d"/>
    </style:style>
    <style:style style:name="T18" style:family="text">
      <style:text-properties officeooo:rsid="003ce92e"/>
    </style:style>
    <style:style style:name="T19" style:family="text">
      <style:text-properties officeooo:rsid="003e1d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PE</text:p>
      <text:p text:style-name="P1"/>
      <text:p text:style-name="P2">Bibliographie commentée :</text:p>
      <text:p text:style-name="Standard"/>
      <text:p text:style-name="Standard">Les réseaux neuronaux sont construits sur un paradigme biologique, celui du neurone formel. Les neurologues McCulloch e<text:span text:style-name="T6">t</text:span> Pitts publièrent <text:span text:style-name="T13">dans les</text:span> années 1950 les premiers travaux sur les réseaux de neurones. <text:span text:style-name="T1">En s’inspirant du neurone biologique, ils créèrent le neurone formel, </text:span>conçu comme un <text:a xlink:type="simple" xlink:href="https://fr.wikipedia.org/wiki/Automate" text:style-name="Internet_20_link" text:visited-style-name="Visited_20_Internet_20_Link">automate</text:a> doté d'une fonction de transfert qui transforme ses entrées en sortie selon des règles précises. </text:p>
      <text:p text:style-name="P9">Ces neurones sont associés en réseaux, <text:span text:style-name="T2">et</text:span> <text:span text:style-name="T5">on caractérise </text:span>l'efficacité de la transmission des signaux d'un neurone à l'autre <text:span text:style-name="T5">par des « poids synaptiques », </text:span>mod<text:span text:style-name="T2">ifi</text:span>és par des règles d'apprentissage. <text:span text:style-name="T2">L</text:span>es coefficients synaptiques, le seuil de chaque neurone, et la façon de les ajuster déterminent l'évolution du réseau en fonction de ses informations d'entrée. Il faut choisir un mécanisme permettant de les calculer et de les faire converger si possible vers une valeur <text:span text:style-name="T6">optimale</text:span>. <text:span text:style-name="T1">Cette phase d’apprentissage permet aux réseaux de neurones de résoudre des problèmes intuitifs, mais difficilement formalisables, comme la classification et la reconnaissance de motifs.</text:span> </text:p>
      <text:p text:style-name="Standard"><text:bookmark text:name="Perceptron"/></text:p>
      <text:p text:style-name="P13"><text:span text:style-name="T3">Les travaux ultérieurs (notamment la règle de Hebb) ont permis d’aboutir en </text:span><text:a xlink:type="simple" xlink:href="https://fr.wikipedia.org/wiki/1957" text:style-name="Internet_20_link" text:visited-style-name="Visited_20_Internet_20_Link">1957</text:a> <text:span text:style-name="T3">au</text:span> modèle du <text:a xlink:type="simple" xlink:href="https://fr.wikipedia.org/wiki/Perceptron" text:style-name="Internet_20_link" text:visited-style-name="Visited_20_Internet_20_Link">perceptron</text:a>, <text:span text:style-name="T11">le premier système artificiel capable d’apprendre par expérience [1]</text:span>. <text:span text:style-name="T9">Il consiste en un neurone unique à n entrées, n poids associés à chaque entrée et un seuil. Si la somme des entrées multipliées par les poids associés dépasse le seuil, on renvoie 1, sinon 0. <text:s/>Le perceptron seul présente plusieurs défauts, notamment sa limitation à des problèmes linéaires. </text:span></text:p>
      <text:p text:style-name="P25">En 1986, David Rumelhart introduit le perceptron multicouche, reposant sur la rétropropagation du gradient <text:span text:style-name="T16">de l’erreur </text:span>et s’avérant capable de traiter avec succès des phénomènes non linéaires [2]. <text:span text:style-name="T16">La rétropropagation du gradient permet d’ajuster les coefficients synaptiques. Elle consiste en une récurrence de la dernière couche du réseau vers la première pour calculer le gradient de l’erreur et ajuster les coefficients synaptiques lors de l’apprentissage.</text:span></text:p>
      <text:p text:style-name="P12"><text:span text:style-name="T4">Les réseaux de neurones présentent plusieurs limites. D’abord, il y a la nécessité de disposer d’une base d’apprentissage conséquente : <text:s/>l’apprentissage nécessite des exemples, qui doivent être d’autant plus nombreux que le problème est complexe. C’est problématique en pratique, car les exemples peuvent être en quantité limitée ou onéreux à collecter. Il y a également des problèmes liés au surapprentissage [3]</text:span>. On peut réguler <text:span text:style-name="T10">l’</text:span>apprentissage pour qu’il arbitre au mieux entre une modélisation pauvre et une modélisation trop riche, optimisée sur un nombre d’exemples trop petit, et inopérant<text:span text:style-name="T10">e</text:span> sur des exemples non encore appris. <text:s/><text:span text:style-name="T11">Les réseaux de neurones dépendent aussi beaucoup de la représentation des données [4], et des fonctions d’activation choisies [5].</text:span></text:p>
      <text:p text:style-name="P12"><text:span text:style-name="T13">(De plus, l</text:span>e réseau de neurones ne fournit pas toujours de règle exploitable par un humain.<text:span text:style-name="T13">)</text:span></text:p>
      <text:p text:style-name="P8"/>
      <text:p text:style-name="P3"><text:span text:style-name="T13">Références bibliographiques</text:span> :</text:p>
      <text:p text:style-name="P5"><text:span text:style-name="T7">[1] </text:span>F. Rosenblatt (1958),<text:span text:style-name="T8"> The perceptron: a probabilistic model for information storage and organization in the brain</text:span></text:p>
      <text:p text:style-name="P6"><text:span text:style-name="T7">[2] </text:span>DE Rumelhart, GE Hinton, RJ Williams  <text:span text:style-name="T11">(1968), Learning representations by backpropagating errors</text:span></text:p>
      <text:p text:style-name="P6"><text:span text:style-name="T7">[3] J Friedman, T Hastie, R Tibshirani </text:span>– 2001, <text:span text:style-name="T10">The elements of statistical learning</text:span></text:p>
      <text:p text:style-name="P6"><text:span text:style-name="T7">[4] Y. LeCun, Efficient BackDrop, </text:span><text:a xlink:type="simple" xlink:href="http://yann.lecun.com/exdb/publis/pdf/lecun-98b.pdf" text:style-name="Internet_20_link" text:visited-style-name="Visited_20_Internet_20_Link"><text:span text:style-name="T7">http://yann.lecun.com/exdb/publis/pdf/lecun-98b.pdf</text:span></text:a><text:span text:style-name="T7"> (1998)</text:span></text:p>
      <text:p text:style-name="P3">[5] Performance analysis of various activation functions in generalized MLP architectures of neural networks, B Karlik, AV Olgac , 2011, <text:soft-page-break/>https://www.researchgate.net/profile/Bekir_Karlik/publication/228813985_Performance_Analysis_of_Various_Activation_Functions_in_Generalized_MLP_Architectures_of_Neural_Networks/links/004635229e9d608b3a000000.pdf</text:p>
      <text:p text:style-name="P4">[6] <text:span text:style-name="T13">(autre article améliorations)</text:span></text:p>
      <text:p text:style-name="P7">[10] I. Goodfellow, Y. Bengio, A. Courville : Deep learning : deeplearningbook.org</text:p>
      <text:p text:style-name="P7"/>
      <text:p text:style-name="P10">Problématique retenue : </text:p>
      <text:p text:style-name="P20">La <text:span text:style-name="T18">base d’apprentissage, représentation des données, le choix des fonctions d’activation et plusieurs autres facteurs</text:span> sont d<text:span text:style-name="T17">é</text:span>terminants pour les performances d’un <text:span text:style-name="T17">réseau de neurones. </text:span></text:p>
      <text:p text:style-name="P21"><text:span text:style-name="T18">Utiliser </text:span>un réseau de neurones classique sur un exemple judicieusement choisi peut permettre <text:span text:style-name="T18">d’étudier l’influence des ces facteurs.</text:span></text:p>
      <text:p text:style-name="P15"/>
      <text:p text:style-name="P11"><text:span text:style-name="T19">((</text:span>Il faut garder en tête que les objectifs du TIPE doivent clairement être une réponse à la problématique retenue.<text:span text:style-name="T19">))</text:span></text:p>
      <text:p text:style-name="P10"/>
      <text:p text:style-name="P10">Objectifs du TIPE (individuel , Nicolas) :</text:p>
      <text:p text:style-name="P15">D’abord, je me propose d’étudier les réseaux de neurones et d’implémenter (en groupe) un algorithme de perceptron multicouche.<text:line-break/><text:line-break/>J'appliquerai le programme à un problème de reconnaissance de motifs : l'identification des espèces d’oiseaux à partir de leurs chants, à l'aide d'une base de données répertoriant ces sons [7]. Je compte aussi exploiter les résultats de cet exemple et discuter du choix des réseaux de neurones pour ce problème [8] [9].<text:line-break/><text:line-break/>Je me propose finalement de mettre en évidence les limites des réseaux de neurones, d'améliorer le programme pour mieux répondre au problème, et de confronter mes résultats avec ceux du groupe.</text:p>
      <text:p text:style-name="P11"/>
      <text:p text:style-name="P16">[7] Base de données xeno-canto, xeno-canto.org</text:p>
      <text:p text:style-name="P18"><text:span text:style-name="T14">[8] Bird song identification using artificial neural networks and statistical analysis, </text:span>AL McIlraith, HC Card, <text:span text:style-name="T15">1997</text:span></text:p>
      <text:p text:style-name="P22"><text:span text:style-name="T15">[9] <text:s/>Rectifier nonlinearities improve neural network acoustic models, </text:span>AL Maas, AY Hannun, AY Ng - Proc. icml, 2013 - https://pdfs.semanticscholar.org/367f/2c63a6f6a10b3b64b8729d601e69337ee3cc.pdf</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4:07:44.987897811</meta:creation-date>
    <dc:date>2018-02-04T17:03:44.718159096</dc:date>
    <meta:editing-duration>PT1H15M42S</meta:editing-duration>
    <meta:editing-cycles>10</meta:editing-cycles>
    <meta:generator>LibreOffice/5.4.2.2$Linux_X86_64 LibreOffice_project/40m0$Build-2</meta:generator>
    <meta:document-statistic meta:table-count="0" meta:image-count="0" meta:object-count="0" meta:page-count="2" meta:paragraph-count="25" meta:word-count="735" meta:character-count="5254" meta:non-whitespace-character-count="4531"/>
  </office:meta>
</office:document-meta>
</file>